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rformAdministrativeProcesses</text:p>
          </table:table-cell>
          <table:table-cell table:style-name="Gnumeric-default" office:value-type="string">
            <text:p>Administrative processes (e.g. send reception letter)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isterProject</text:p>
          </table:table-cell>
          <table:table-cell table:style-name="Gnumeric-default" office:value-type="string">
            <text:p>The project has to be register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1" office:value-type="string">
            <text:p>allPreliminaryChecksPass</text:p>
          </table:table-cell>
          <table:table-cell table:style-name="ACE-1" office:value-type="string">
            <text:p>All preliminary checks pas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completenessCheckPassed, formatCheckPassed, administrativeProcessesDone, projectRegistered</text:p>
          </table:table-cell>
          <table:table-cell table:style-name="ACE-1" office:value-type="string">
            <text:p>preliminaryCheck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nnouncePermittingProcess</text:p>
          </table:table-cell>
          <table:table-cell table:style-name="ACE-1" office:value-type="string">
            <text:p>Publicly announce the permitting process</text:p>
          </table:table-cell>
          <table:table-cell table:style-name="ACE-1" office:value-type="string">
            <text:p>Container, Component</text:p>
          </table:table-cell>
          <table:table-cell table:style-name="ACE-1" office:value-type="string">
            <text:p>preliminaryCheckPassed</text:p>
          </table:table-cell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AgenciesAndDepartments</text:p>
          </table:table-cell>
          <table:table-cell table:style-name="ACE-1" office:value-type="string">
            <text:p>Request agencies and departments for statements when location is in city center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CityCenter</text:p>
          </table:table-cell>
          <table:table-cell table:style-name="ACE-1" office:value-type="string">
            <text:p>The project is located in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City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ementMobiliteitEnOpenbareWerken</text:p>
          </table:table-cell>
          <table:table-cell table:style-name="ACE-1" office:value-type="string">
            <text:p>Consult the department "Mobiliteit en Openbare Werken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departementMobiliteitEnOpenbareWerken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llectStatementsOfAgenciesCity</text:p>
          </table:table-cell>
          <table:table-cell table:style-name="ACE-1" office:value-type="string">
            <text:p>Collect the statements of agencies and departments for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MobiliteitEnOpenbareWerken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RuralArea</text:p>
          </table:table-cell>
          <table:table-cell table:style-name="ACE-1" office:value-type="string">
            <text:p>The project is located in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RuralArea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onsultDepartementNatuurEnBos</text:p>
          </table:table-cell>
          <table:table-cell table:style-name="ACE-1" office:value-type="string">
            <text:p>Consult the department "Natuur en Bos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RuralArea</text:p>
          </table:table-cell>
          <table:table-cell table:style-name="ACE-1" office:value-type="string">
            <text:p>departementNatuurEnBos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llectStatementsOfAgenciesRural</text:p>
          </table:table-cell>
          <table:table-cell table:style-name="ACE-1" office:value-type="string">
            <text:p>Collect the statements of agencies and departments for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NatuurEnBos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Gnumeric-default" office:value-type="string">
            <text:p>collectAndDecide</text:p>
          </table:table-cell>
          <table:table-cell table:style-name="Gnumeric-default" office:value-type="string">
            <text:p>From collection neighbour objections to final ratification</text:p>
          </table:table-cell>
          <table:table-cell table:style-name="ACE-1" office:value-type="string">
            <text:p>Journey, Container, Component</text:p>
          </table:table-cell>
          <table:table-cell table:style-name="ACE-1" office:value-type="string">
            <text:p>contentReviewPass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number-columns-repeated="3" table:style-name="Gnumeric-default"/>
          <table:table-cell table:number-columns-repeated="2" table:style-name="ACE-1"/>
          <table:table-cell table:number-columns-repeated="251" table:style-name="Gnumeric-default"/>
        </table:table-row>
        <table:table-row table:style-name="AROW-0" table:number-rows-repeated="65509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dministrativeProcessesDone</text:p>
          </table:table-cell>
          <table:table-cell table:style-name="ACE-4" office:value-type="string">
            <text:p>All administrative processes (e.g. Sending reception letter) are done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rojectRegistered</text:p>
          </table:table-cell>
          <table:table-cell table:style-name="ACE-3" office:value-type="string">
            <text:p>The project is registered with the authority's system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ermittingProcessAnnounced</text:p>
          </table:table-cell>
          <table:table-cell table:style-name="ACE-4" office:value-type="string">
            <text:p>The permitting process is publicly announced, so neighbours can object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ntentReviewPassed</text:p>
          </table:table-cell>
          <table:table-cell table:style-name="ACE-4" office:value-type="string">
            <text:p>The content review pass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genciesAndDepartmentsConsulted</text:p>
          </table:table-cell>
          <table:table-cell table:style-name="ACE-4" office:value-type="string">
            <text:p>Agencies and departments are requested to give statements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City</text:p>
          </table:table-cell>
          <table:table-cell table:style-name="ACE-4" office:value-type="string">
            <text:p>The project is located in the city center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gentschapOnroerendErfgoedConsulted</text:p>
          </table:table-cell>
          <table:table-cell table:style-name="ACE-4" office:value-type="string">
            <text:p>The 'Agentschap Onroerend Erfgoed' has been consult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departementMobiliteitEnOpenbareWerkenConsulted</text:p>
          </table:table-cell>
          <table:table-cell table:style-name="ACE-4" office:value-type="string">
            <text:p>The department 'Mobiliteit en Openbare Werken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4" office:value-type="string">
            <text:p>The project is located in a rural area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ementNatuurEnBosConsulted</text:p>
          </table:table-cell>
          <table:table-cell table:style-name="ACE-4" office:value-type="string">
            <text:p>The department 'Natuur en Bos' is consulted</text:p>
          </table:table-cell>
          <table:table-cell table:number-columns-repeated="254" table:style-name="ACE-3"/>
        </table:table-row>
        <table:table-row table:style-name="AROW-0" table:number-rows-repeated="65513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6" table:style-name="ACOL-10"/>
        <table:table-column table:default-cell-style-name="ACE-6" table:style-name="ACOL-11"/>
        <table:table-column table:default-cell-style-name="ACE-6" table:style-name="ACOL-12"/>
        <table:table-column table:default-cell-style-name="ACE-6" table:style-name="ACOL-13" table:number-columns-repeated="2"/>
        <table:table-column table:default-cell-style-name="ACE-6" table:style-name="ACOL-0" table:number-columns-repeated="251"/>
        <table:table-row table:style-name="AROW-1">
          <table:table-cell table:style-name="ACE-5" office:value-type="string">
            <text:p>performContentReview</text:p>
          </table:table-cell>
          <table:table-cell table:style-name="ACE-5" office:value-type="string">
            <text:p>The authority performs a thorough content review and checks</text:p>
          </table:table-cell>
          <table:table-cell table:style-name="ACE-5" office:value-type="string">
            <text:p>Journey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ciesAndDepartments</text:p>
          </table:table-cell>
          <table:table-cell table:style-name="ACE-5" office:value-type="string">
            <text:p>Request agencies and departments for statements when location is in city center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>
          <table:table-cell table:style-name="ACE-5" office:value-type="string">
            <text:p>locatedInCityCenter</text:p>
          </table:table-cell>
          <table:table-cell table:style-name="ACE-5" office:value-type="string">
            <text:p>The project is located in the city center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locatedInCity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tschapOnroerendErfgoed</text:p>
          </table:table-cell>
          <table:table-cell table:style-name="ACE-5" office:value-type="string">
            <text:p>Consult the agency "onroerend erfgoed"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locatedInCity</text:p>
          </table:table-cell>
          <table:table-cell table:style-name="ACE-5" office:value-type="string">
            <text:p>agentschapOnroerendErfgoedConsult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departmentsForCityConsulted</text:p>
          </table:table-cell>
          <table:table-cell table:style-name="ACE-5" office:value-type="string">
            <text:p>The agencies and departments for a project in the city center are consulted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agentschapOnroerendErfgoedConsulted</text:p>
          </table:table-cell>
          <table:table-cell table:style-name="ACE-5" office:value-type="string">
            <text:p>agenciesAndDepartmentsConsulted</text:p>
          </table:table-cell>
          <table:table-cell table:number-columns-repeated="251" table:style-name="ACE-6"/>
        </table:table-row>
        <table:table-row table:style-name="AROW-1">
          <table:table-cell table:style-name="ACE-6" office:value-type="string">
            <text:p>endContentReview</text:p>
          </table:table-cell>
          <table:table-cell table:style-name="ACE-6" office:value-type="string">
            <text:p>The content review is done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agenciesAndDepartmentsConsult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1:56:19Z</dc:date>
    <meta:creation-date>2025-05-14T14:41:03Z</meta:creation-date>
    <meta:generator>gnumeric/1.12.57</meta:generator>
  </office:meta>
</office:document-meta>
</file>